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222222"/>
    </style:style>
    <style:style style:name="P5" style:family="paragraph" style:parent-style-name="Standard">
      <style:paragraph-properties fo:line-height="100%" fo:break-before="auto" fo:break-after="auto" fo:padding="0cm" fo:border-left="none" fo:border-right="none" fo:border-top="none" fo:border-bottom="1.5pt solid #808080" style:writing-mode="lr-tb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7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T1" style:family="text">
      <style:text-properties fo:color="#222222"/>
    </style:style>
    <style:style style:name="T2" style:family="text">
      <style:text-properties fo:color="#222222" fo:font-size="12pt" style:font-size-asian="12pt" style:font-size-complex="12pt"/>
    </style:style>
    <style:style style:name="T3" style:family="text">
      <style:text-properties fo:color="#222222" fo:font-size="12pt" fo:background-color="#ffffff" loext:char-shading-value="0" style:font-size-asian="12pt" style:font-size-complex="12pt"/>
    </style:style>
    <style:style style:name="T4" style:family="text">
      <style:text-properties fo:color="#222222" fo:font-size="10pt" fo:background-color="#ffffff" loext:char-shading-value="0" style:font-size-asian="10pt" style:font-size-complex="10pt"/>
    </style:style>
    <style:style style:name="T5" style:family="text">
      <style:text-properties fo:color="#222222" fo:font-size="10pt" fo:font-style="italic" fo:background-color="#ffffff" loext:char-shading-value="0" style:font-size-asian="10pt" style:font-style-asian="italic" style:font-size-complex="10pt" style:font-style-complex="italic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Zocalo ( tira de pins esquerdo) 15 pins:<text:tab/><text:tab/></text:span>Zocalo ( tira de pins dereito) 10 pines </text:p>
      <text:p text:style-name="P2"><text:span text:style-name="T1">Pin <text:tab/>Atmega<text:tab/>Leonardo<text:tab/><text:tab/><text:tab/>Pin <text:tab/>Atmega<text:tab/>Leonardo</text:span></text:p>
      <text:p text:style-name="P2"><text:span text:style-name="T1">1<text:tab/>PD2 <text:tab/><text:tab/>D0/RX<text:tab/><text:tab/><text:tab/><text:tab/></text:span>1<text:tab/>PF7<text:tab/><text:tab/>A0</text:p>
      <text:p text:style-name="P2"><text:span text:style-name="T1">2<text:tab/>PD3<text:tab/><text:tab/>D1/TX<text:tab/><text:tab/><text:tab/><text:tab/></text:span>2<text:tab/>PF6<text:tab/><text:tab/>A1</text:p>
      <text:p text:style-name="P2"><text:span text:style-name="T1">3<text:tab/>PD1<text:tab/><text:tab/>D2/SDA<text:tab/><text:tab/><text:tab/></text:span>3<text:tab/>PF5<text:tab/><text:tab/>A2</text:p>
      <text:p text:style-name="P2"><text:span text:style-name="T1">4<text:tab/>PD0<text:tab/><text:tab/>D3/SCL ~<text:tab/><text:tab/><text:tab/></text:span>4<text:tab/>PF4<text:tab/><text:tab/>A3</text:p>
      <text:p text:style-name="P2"><text:span text:style-name="T1">5<text:tab/>PD4 <text:tab/><text:tab/>D4<text:tab/><text:tab/><text:tab/><text:tab/></text:span>5<text:tab/>PF1<text:tab/><text:tab/>A4</text:p>
      <text:p text:style-name="P2"><text:span text:style-name="T1">6<text:tab/>PC6<text:tab/><text:tab/>D5 ~<text:tab/><text:tab/><text:tab/><text:tab/></text:span>6<text:tab/>PF0<text:tab/><text:tab/>A5</text:p>
      <text:p text:style-name="P2"><text:span text:style-name="T1">7<text:tab/>PD7<text:tab/><text:tab/>D6 ~<text:tab/><text:tab/><text:tab/><text:tab/></text:span>7<text:tab/><text:span text:style-name="T6">PB3<text:tab/><text:tab/>D14/MISO </text:span></text:p>
      <text:p text:style-name="P2"><text:span text:style-name="T1">8<text:tab/>PE6<text:tab/><text:tab/>D7<text:tab/><text:tab/><text:tab/><text:tab/></text:span>8<text:tab/><text:span text:style-name="T6">PB2<text:tab/><text:tab/>D16/MOSI</text:span></text:p>
      <text:p text:style-name="P2"><text:span text:style-name="T1">9<text:tab/>PB4<text:tab/><text:tab/>D8 <text:tab/><text:tab/><text:tab/><text:tab/></text:span>9<text:tab/><text:span text:style-name="T6">PB1<text:tab/><text:tab/>D15/SCK</text:span></text:p>
      <text:p text:style-name="P2"><text:span text:style-name="T1">10<text:tab/>PB5<text:tab/><text:tab/>IO9 ~<text:tab/><text:tab/><text:tab/><text:tab/></text:span>10<text:tab/>GND<text:tab/><text:tab/>-*- GND</text:p>
      <text:p text:style-name="P2"><text:span text:style-name="T1">11<text:tab/>PB6<text:tab/><text:tab/>IO10 ~<text:tab/><text:tab/><text:tab/><text:tab/></text:span>11<text:tab/>+5V<text:tab/><text:tab/>+5V</text:p>
      <text:p text:style-name="P2"><text:span text:style-name="T1">12<text:tab/>PB7<text:tab/><text:tab/>IO11 ~<text:tab/><text:tab/><text:tab/><text:tab/></text:span>12<text:tab/>+3V3<text:tab/><text:tab/>3.3V </text:p>
      <text:p text:style-name="P2"><text:span text:style-name="T1">13<text:tab/>PD6<text:tab/><text:tab/>IO12 ~<text:tab/><text:tab/><text:tab/><text:tab/></text:span>13<text:tab/>RESET<text:tab/>RESET </text:p>
      <text:p text:style-name="P2"><text:span text:style-name="T1">14<text:tab/>PC7<text:tab/><text:tab/>IO13 ~<text:tab/><text:tab/><text:tab/><text:tab/></text:span>14<text:tab/><text:span text:style-name="T6">PB0<text:tab/><text:tab/>D17/LRX</text:span></text:p>
      <text:p text:style-name="P2"><text:span text:style-name="T1">15<text:tab/>GND<text:tab/><text:tab/>GND<text:tab/><text:tab/><text:tab/><text:tab/></text:span>15<text:tab/><text:span text:style-name="T6">PD5<text:tab/><text:tab/>D24/LTX</text:span></text:p>
      <text:p text:style-name="P1"/>
      <text:p text:style-name="P1">Motores: </text:p>
      <text:p text:style-name="P1"><text:span text:style-name="T1">Pin <text:tab/>Leo <text:tab/>Motor<text:tab/><text:tab/>Pin <text:tab/>Leo <text:tab/>Motor</text:span></text:p>
      <text:p text:style-name="P1"><text:span text:style-name="T4">1 <text:tab/>A0<text:tab/>ML1<text:tab/><text:tab/>1<text:tab/>IO11~<text:tab/>MR1</text:span></text:p>
      <text:p text:style-name="P1"><text:span text:style-name="T4">2<text:tab/>A1<text:tab/>ML2<text:tab/><text:tab/>2<text:tab/>D7<text:tab/>MR2</text:span></text:p>
      <text:p text:style-name="P1"><text:span text:style-name="T4">3<text:tab/>A2<text:tab/>ML3<text:tab/><text:tab/>3<text:tab/>A5<text:tab/>MR3</text:span></text:p>
      <text:p text:style-name="P1"><text:span text:style-name="T4">4<text:tab/>A3<text:tab/>ML4<text:tab/><text:tab/>4<text:tab/>A4<text:tab/>MR4</text:span></text:p>
      <text:p text:style-name="P1"><text:span text:style-name="T4">5<text:tab/>---<text:tab/>RAW<text:tab/><text:tab/>5<text:tab/>---<text:tab/>RAW</text:span></text:p>
      <text:p text:style-name="P3"/>
      <text:p text:style-name="P3">Teclado</text:p>
      <text:p text:style-name="P1"><text:span text:style-name="T1">Pin <text:tab/>Atm<text:tab/>Leo <text:tab/>Teclado</text:span></text:p>
      <text:p text:style-name="P1"><text:span text:style-name="T4">1 <text:tab/>PD6<text:tab/>IO12<text:tab/>(KEY)</text:span></text:p>
      <text:p text:style-name="P1"><text:span text:style-name="T4">2<text:tab/>GND<text:tab/>---<text:tab/>GND</text:span></text:p>
      <text:p text:style-name="P3"/>
      <text:p text:style-name="P1"><text:span text:style-name="T4">Zoador <text:tab/><text:tab/><text:tab/><text:tab/></text:span></text:p>
      <text:p text:style-name="P1"><text:span text:style-name="T1">Pin <text:tab/>Atm<text:tab/>Leo <text:tab/></text:span></text:p>
      <text:p text:style-name="P1"><text:span text:style-name="T1">+<text:tab/>PC6<text:tab/>D5~</text:span></text:p>
      <text:p text:style-name="P1"><text:span text:style-name="T1">-<text:tab/>GND<text:tab/>---</text:span></text:p>
      <text:p text:style-name="P4"/>
      <text:p text:style-name="P1"><text:span text:style-name="T1">Led <text:tab/>Atm<text:tab/>Leo <text:tab/>Función<text:tab/></text:span></text:p>
      <text:p text:style-name="P1"><text:span text:style-name="T4">LED1<text:tab/>---<text:tab/>---<text:tab/>Power <text:tab/>(Vermello)</text:span></text:p>
      <text:p text:style-name="P1"><text:span text:style-name="T4">LED2<text:tab/>PD5<text:tab/>---<text:tab/>TXLED <text:tab/>(Laranxa)</text:span></text:p>
      <text:p text:style-name="P1"><text:span text:style-name="T4">LED3<text:tab/>PB0<text:tab/>---<text:tab/>RXLED <text:tab/>(Verde)</text:span></text:p>
      <text:p text:style-name="P1"><text:span text:style-name="T4">LED4<text:tab/>PC7<text:tab/>IO13<text:tab/>LED USUARIO </text:span><text:span text:style-name="T5">(?)</text:span></text:p>
      <text:p text:style-name="P3"/>
      <text:p text:style-name="P1"><text:span text:style-name="T4">Serial (Bluetooth)</text:span></text:p>
      <text:p text:style-name="P1"><text:span text:style-name="T1">Pin <text:tab/>Atm<text:tab/>Leo <text:tab/></text:span></text:p>
      <text:p text:style-name="P1"><text:span text:style-name="T4">1<text:tab/>PD2<text:tab/>D0/RX</text:span></text:p>
      <text:p text:style-name="P1"><text:span text:style-name="T4">2<text:tab/>PD3<text:tab/>D1/TX</text:span></text:p>
      <text:p text:style-name="P1"><text:span text:style-name="T4">3<text:tab/>GND<text:tab/>---</text:span></text:p>
      <text:p text:style-name="P1"><text:span text:style-name="T4">4<text:tab/>VCC<text:tab/>(5V OU 3V3)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fo:padding="0cm" fo:border-left="none" fo:border-right="none" fo:border-top="none" fo:border-bottom="1.5pt solid #808080" style:writing-mode="lr-tb"/>
    </style:style>
    <style:style style:name="MP3" style:family="paragraph" style:parent-style-name="Standard">
      <style:paragraph-properties fo:line-height="100%" fo:break-before="auto" fo:break-after="auto" style:writing-mode="lr-tb"/>
    </style:style>
    <style:style style:name="MT1" style:family="text">
      <style:text-properties fo:color="#222222" fo:font-size="12pt" style:font-size-asian="12pt" style:font-size-complex="12pt"/>
    </style:style>
    <style:style style:name="MT2" style:family="text">
      <style:text-properties fo:color="#222222" fo:font-size="12pt" fo:background-color="#ffffff" loext:char-shading-value="0" style:font-size-asian="12pt" style:font-size-complex="12pt"/>
    </style:style>
    <style:page-layout style:name="Mpm1">
      <style:page-layout-properties fo:page-width="21.006cm" fo:page-height="29.693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Conexións CPU 2.01 (1520) <text:tab/><text:tab/><text:tab/></text:span><text:span text:style-name="MT2">Finalizada Cervus 1.0 16/05/2015</text:span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2</meta:editing-cycles>
    <dc:date>2015-05-21T12:15:15.752000000</dc:date>
    <meta:editing-duration>PT58S</meta:editing-duration>
    <meta:document-statistic meta:table-count="0" meta:image-count="0" meta:object-count="0" meta:page-count="1" meta:paragraph-count="44" meta:word-count="233" meta:character-count="1067" meta:non-whitespace-character-count="759"/>
  </office:meta>
</office:document-meta>
</file>